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4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</style:style>
    <style:style style:name="ce2" style:family="table-cell" style:parent-style-name="Default">
      <style:table-cell-properties fo:background-color="#00ff66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1. ¿Qué relación hay entre la ROM y la BIOS?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) La ROM guarda la B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) La ROM gestiona el uso de energí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) La ROM ejecuta la B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) La ROM gestiona las interrupcion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. ¿Qué se hace durante el POST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) Se copia la primera instrucción en el procesado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) Se comprueba e inicializa el hard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) Se transfiere la ejecución al sistema operati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) Se gestiona el uso de la energía </text:p>
          </table:table-cell>
          <table:table-cell/>
          <table:table-cell table:style-name="ce3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. ¿Cuál no es una novedad de UEFI respecto a BIO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) La existencia de un código objeto ejecutable en cualquier arquitectur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) La existencia de ROM opcionales que amplían la funcionalidad del arran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) La unificación de la interfaz de usuario de los programas previos al arran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) La posibilidad de interacción entre componentes mediante protocolos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4. ¿Qué lenguaje exige el modelo de controladores UEFI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) Código ensamblado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) 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) C+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) Jav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5. ¿Qué es la Human Interface Infrastructur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) El método de autentificación de UE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) El soporte técnico de UE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) El equipo de desarrollo de UEFI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) Un estándar que permite unificar la interfaz de usuario en UEFI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11:44:53.84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8T12:13:32.127871376</meta:creation-date>
    <dc:date>2017-05-29T11:55:40.598000000</dc:date>
    <meta:editing-duration>PT18M11S</meta:editing-duration>
    <meta:editing-cycles>4</meta:editing-cycles>
    <meta:generator>LibreOffice/5.2.2.2$Windows_x86 LibreOffice_project/8f96e87c890bf8fa77463cd4b640a2312823f3ad</meta:generator>
    <meta:document-statistic meta:table-count="1" meta:cell-count="25" meta:object-count="0"/>
  </office:meta>
</office:document-meta>
</file>